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d37cf"/>
    </style:style>
    <style:style style:name="T5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5">DE ACTIVIDADES A REALIZAR</text:span></text:p>
      <text:p text:style-name="P7">PROF Antonio Maria Sexto Ysaias Delgado De Pasquale </text:p>
      <text:p text:style-name="P4">DEL 01/01/2021 al 31/12/2021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 CAMPOS Y PARTÍCULAS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DICIEMBRE<text:span text:style-name="T4"> 2020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06in" draw:visible-area-height="0.9606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3:39:21.696156</dc:date>
    <meta:print-date>2013-11-19T15:12:00</meta:print-date>
    <meta:editing-cycles>135</meta:editing-cycles>
    <meta:editing-duration>P1DT3H51M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